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udy Old Style" svg:font-family="'Goudy Old Style'" style:font-adornments="Bold" style:font-family-generic="roman" style:font-pitch="variable"/>
    <style:font-face style:name="Liberation Serif" svg:font-family="'Liberation Serif'" style:font-family-generic="roman" style:font-pitch="variable"/>
    <style:font-face style:name="Mercury Text G2 Semibold" svg:font-family="'Mercury Text G2 Semibold'" style:font-adornments="Semibold" style:font-family-generic="modern" style:font-pitch="variable"/>
    <style:font-face style:name="Modern Antiqua" svg:font-family="'Modern Antiqua'" style:font-family-generic="system" style:font-pitch="variable"/>
    <style:font-face style:name="Segoe UI" svg:font-family="'Segoe UI'" style:font-family-generic="system" style:font-pitch="variable"/>
    <style:font-face style:name="Spectral" svg:font-family="Spectra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Exalted">
      <style:text-properties officeooo:paragraph-rsid="001a4e48"/>
    </style:style>
    <style:style style:name="P2" style:family="paragraph" style:parent-style-name="Exalted_20_Example">
      <style:text-properties officeooo:paragraph-rsid="001a4e48"/>
    </style:style>
    <style:style style:name="P3" style:family="paragraph" style:parent-style-name="Greater_20_Charm">
      <style:text-properties officeooo:paragraph-rsid="001a4e48"/>
    </style:style>
    <style:style style:name="P4" style:family="paragraph" style:parent-style-name="Heading_20_2">
      <style:paragraph-properties fo:break-before="page"/>
      <style:text-properties officeooo:paragraph-rsid="001a4e48"/>
    </style:style>
    <style:style style:name="P5" style:family="paragraph" style:parent-style-name="Heading_20_3">
      <style:text-properties officeooo:paragraph-rsid="001a4e48"/>
    </style:style>
    <style:style style:name="T1" style:family="text">
      <style:text-properties fo:language="en" fo:country="US"/>
    </style:style>
    <style:style style:name="T2" style:family="text">
      <style:text-properties fo:language="en" fo:country="US" style:language-asian="zh" style:country-asian="CN" style:language-complex="hi" style:country-complex="IN"/>
    </style:style>
    <style:style style:name="T3" style:family="text">
      <style:text-properties officeooo:rsid="00cad8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Gale of the Siroccan Wastes</text:h>
      <text:p text:style-name="P1"><text:span text:style-name="T1">Abilities <text:tab/></text:span><text:span text:style-name="T2">Performance, Melee or Thrown</text:span><text:span text:style-name="T1"><text:line-break/>Weapons<text:tab/></text:span><text:span text:style-name="T2">Melee (Swords) or Thrown (Chakram)</text:span><text:span text:style-name="T1"><text:line-break/>Armor<text:tab/><text:tab/>Unarmored</text:span></text:p>
      <text:p text:style-name="P1"><text:span text:style-name="T1">Practitioners of the style gain +1 Evasion. As a Free Action, they <text:s/>may </text:span><text:span text:style-name="T2">transfer their own</text:span><text:span text:style-name="T1"> Impulse to </text:span><text:span text:style-name="T2">an</text:span><text:span text:style-name="T1"> ally.</text:span></text:p>
      <text:p text:style-name="P1">Their movements across the battlefield are ones of grace and beauty, quickly followed by great and terrible blows.</text:p>
      <text:p text:style-name="P2"><text:span text:style-name="T3">Once, in the</text:span> Great Siroccan Wastes, voices of slaves cried out into the winds of the sands in anguish.</text:p>
      <text:p text:style-name="P2">Instead of carrying the voices afar as they had done so many times before, the Inescapable Winds themselves listened to the anguish of the mortals and became enraged, rushing down from the dunes in a glorious storm.</text:p>
      <text:p text:style-name="P2">In this moment, the truths of the southern winds were imparted to these mortals, and the slaves learned to harness the deadly winds to their advantage. </text:p>
      <text:p text:style-name="P2">The style formed around it, hidden in a beautiful and entrancing dance, the grace and poise belying the strength and danger behind every move. With it, the Slaves struck down their cruel master, and its practitioners have vowed to come to all who are so oppressed, inescapable in its message.</text:p>
      <text:h text:style-name="P5" text:outline-level="3">Performer’s Grace</text:h>
      <text:p text:style-name="P1"><text:span text:style-name="T1">Cost: 1m<text:line-break/>Type: </text:span><text:span text:style-name="T2">Reflexive</text:span><text:span text:style-name="T1"><text:line-break/>Mins: Performance 1</text:span></text:p>
      <text:p text:style-name="P1">The Practitioner gains (Performance)/2 dice on Athletics checks during a combat scene, and may always do so to counter environmental hazards such as unsteady terrain.</text:p>
      <text:h text:style-name="P5" text:outline-level="3">Distracting Performance</text:h>
      <text:p text:style-name="P1"><text:span text:style-name="T1">Cost: 2m; 1i<text:line-break/>Type: </text:span><text:span text:style-name="T2">Supplemental</text:span><text:span text:style-name="T1"><text:line-break/>Mins: Performance 2</text:span></text:p>
      <text:p text:style-name="P1">The Practitioner’s movements commands the attention of others, slowing and confusing their movements while at the same time positioning themselves to their death.</text:p>
      <text:p text:style-name="P1">On a Performance Maneuver, all enemies with a Resolve less than the number of successes and who can see the Dancer, lose 3 Impulse. The Practitioner then gains that Impulse, up to a maximum of (Performance) per Round.</text:p>
      <text:h text:style-name="P5" text:outline-level="3">Dancer’s Reach</text:h>
      <text:p text:style-name="P1"><text:span text:style-name="T1">Cost: 3m, 2i<text:line-break/>Type: </text:span><text:span text:style-name="T2">Supplemental</text:span><text:span text:style-name="T1"><text:line-break/>Mins: Performance 3, Melee 2 or Thrown 2</text:span></text:p>
      <text:p text:style-name="P1"><text:span text:style-name="T1">The movements of the Dancer are </text:span><text:span text:style-name="T2">unpredictable on the battlefield, allowing the practitioner to move in and out of standard movements before their opponent can catch up.</text:span></text:p>
      <text:p text:style-name="P1">Attacks made with Melee may be done at Short Range, while attacks made with Thrown may be done at Close at no penalty.</text:p>
      <text:p text:style-name="P1"/>
      <text:p text:style-name="P3">Greater Technique</text:p>
      <text:h text:style-name="P5" text:outline-level="3">Blade Dance</text:h>
      <text:p text:style-name="P1">Cost: 8m<text:line-break/>Type: Simple; Scene<text:line-break/> Mins: Melee 1</text:p>
      <text:p text:style-name="P1">You control the area surrounding you, a dangerous dance of death that lasts through the scene.</text:p>
      <text:p text:style-name="P1">Starting with this action, anytime an enemy passes through Short Range they lose 2 Impulse, which you g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udy Old Style" svg:font-family="'Goudy Old Style'" style:font-adornments="Bold" style:font-family-generic="roman" style:font-pitch="variable"/>
    <style:font-face style:name="Liberation Serif" svg:font-family="'Liberation Serif'" style:font-family-generic="roman" style:font-pitch="variable"/>
    <style:font-face style:name="Mercury Text G2 Semibold" svg:font-family="'Mercury Text G2 Semibold'" style:font-adornments="Semibold" style:font-family-generic="modern" style:font-pitch="variable"/>
    <style:font-face style:name="Modern Antiqua" svg:font-family="'Modern Antiqua'" style:font-family-generic="system" style:font-pitch="variable"/>
    <style:font-face style:name="Segoe UI" svg:font-family="'Segoe UI'" style:font-family-generic="system" style:font-pitch="variable"/>
    <style:font-face style:name="Spectral" svg:font-family="Spectra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 style:font-family-asian="Spectral" style:font-family-generic-asian="system" style:font-pitch-asian="variable" style:font-size-asian="10pt" style:language-asian="zh" style:country-asian="CN" style:font-name-complex="Spectral"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 style:font-family-asian="'Modern Antiqua'" style:font-family-generic-asian="system" style:font-pitch-asian="variable" style:font-size-asian="18pt" style:language-asian="zh" style:country-asian="CN" style:font-name-complex="Modern Antiqua"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 style:font-family-asian="'Modern Antiqua'" style:font-family-generic-asian="system" style:font-pitch-asian="variable" style:font-size-asian="12pt" style:language-asian="zh" style:country-asian="CN" style:font-name-complex="Modern Antiqua"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 style:font-family-asian="'Modern Antiqua'" style:font-family-generic-asian="system" style:font-pitch-asian="variable" style:font-size-asian="18pt" style:language-asian="zh" style:country-asian="CN" style:font-name-complex="Modern Antiqua"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3T22:59:31.107000000</dc:date>
    <meta:editing-duration>PT1S</meta:editing-duration>
    <meta:editing-cycles>1</meta:editing-cycles>
    <meta:document-statistic meta:table-count="0" meta:image-count="0" meta:object-count="0" meta:page-count="1" meta:paragraph-count="24" meta:word-count="404" meta:character-count="2435" meta:non-whitespace-character-count="2050"/>
    <meta:generator>LibreOffice/7.2.4.1$Windows_X86_64 LibreOffice_project/27d75539669ac387bb498e35313b970b7fe9c4f9</meta:generator>
  </office:meta>
</office:document-meta>
</file>